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106cm" style:rel-column-width="10715*"/>
    </style:style>
    <style:style style:name="Table1.B" style:family="table-column">
      <style:table-column-properties style:column-width="15.894cm" style:rel-column-width="5482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cm" draw:z-index="0"><draw:image xlink:href="../../odt_eng/images/3008.png" xlink:type="simple" xlink:show="embed" xlink:actuate="onLoad"/></draw:frame></text:p>
          </table:table-cell>
          <table:table-cell table:style-name="Table1.B1" office:value-type="string">
            <text:h text:style-name="P5" text:outline-level="1">Selection against an active element 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09cm" svg:height="1.51cm" draw:z-index="0"><draw:image xlink:href="../../odt_eng/images/3008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The unit is </text:span><text:span text:style-name="T4">vectorized </text:span><text:span text:style-name="T3">and executes procedure for selection an element from the vector against a control vector active element as per the following algorithm</text:span><text:span text:style-name="T1">:</text:span></text:p>
            <text:p text:style-name="P4"><text:span text:style-name="T1"><draw:frame draw:style-name="fr3" draw:name="Объект1" text:anchor-type="as-char" svg:width="13.187cm" svg:height="1.9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Text_20_body"><text:span text:style-name="T2">where</text:span><text:span text:style-name="T1"><draw:frame draw:style-name="fr3" draw:name="Объект2" text:anchor-type="as-char" svg:width="1.201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is for control vector</text:span><text:span text:style-name="T1">;</text:span><text:span text:style-name="T1"><draw:frame draw:style-name="fr3" draw:name="Объект3" text:anchor-type="as-char" svg:width="1.214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is for vector of values being selected</text:span><text:span text:style-name="T1">;</text:span><text:span text:style-name="T2"><draw:frame draw:style-name="fr3" draw:name="Объект4" text:anchor-type="as-char" svg:width="0.639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is for dimension of inputs</text:span><text:span text:style-name="T1">.</text:span></text:p>
            <text:p text:style-name="Text_20_body"><text:span text:style-name="T4">Properties</text:span>: <text:span text:style-name="T5">a</text:span>ny properties <text:span text:style-name="T5">are</text:span> not <text:span text:style-name="T5">required </text:span>for the operation <text:s/>of the unit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ыборка по активному элементу</dc:title>
    <dc:date>2012-03-05T21:13:14.15</dc:date>
    <meta:editing-cycles>47</meta:editing-cycles>
    <meta:editing-duration>PT2H44M50S</meta:editing-duration>
    <dc:creator>Александр </dc:creator>
    <meta:document-statistic meta:table-count="1" meta:image-count="2" meta:object-count="4" meta:page-count="1" meta:paragraph-count="9" meta:word-count="64" meta:character-count="38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∥" math:close="∥">
      <math:mtable>
        <math:mtr>
          <math:mrow>
            <math:mi math:fontstyle="italic">CYCLE</math:mi>
            <math:mi/>
            <math:mrow>
              <math:mi>i</math:mi>
              <math:mo math:stretchy="false">=</math:mo>
              <math:mn>1</math:mn>
            </math:mrow>
            <math:mn>...</math:mn>
            <math:mi>N</math:mi>
          </math:mrow>
        </math:mtr>
        <math:mtr>
          <math:mrow>
            <math:mi math:fontstyle="italic">IF</math:mi>
            <math:mi/>
            <math:msub>
              <math:mi>u</math:mi>
              <math:mrow>
                <math:mn>1,</math:mn>
                <math:mi>i</math:mi>
              </math:mrow>
            </math:msub>
            <math:mrow>
              <math:mrow>
                <math:mo math:stretchy="false">(</math:mo>
                <math:mi>t</math:mi>
                <math:mo math:stretchy="false">)</math:mo>
              </math:mrow>
              <math:mo math:stretchy="false">&gt;</math:mo>
              <math:mn>0</math:mn>
            </math:mrow>
            <math:mi/>
            <math:mi math:fontstyle="italic">THEN</math:mi>
            <math:mi/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sub>
                <math:mi>u</math:mi>
                <math:mrow>
                  <math:mn>2,</math:mn>
                  <math:mi>i</math:mi>
                </math:mrow>
              </math:msub>
            </math:mrow>
            <math:mrow>
              <math:mo math:stretchy="false">(</math:mo>
              <math:mi>t</math:mi>
              <math:mo math:stretchy="false">)</math:mo>
            </math:mrow>
            <math:mi>;</math:mi>
            <math:mi/>
            <math:mi math:fontstyle="italic">CYCLE</math:mi>
            <math:mi math:fontstyle="italic">TERMINATION</math:mi>
          </math:mrow>
        </math:mtr>
        <math:mtr>
          <math:mrow>
            <math:mi math:fontstyle="italic">END</math:mi>
            <math:mi math:fontstyle="italic">OF</math:mi>
            <math:mi math:fontstyle="italic">CYCLE</math:mi>
          </math:mrow>
        </math:mtr>
      </math:mtable>
    </math:mfenced>
    <math:annotation math:encoding="StarMath 5.0">left ldline stack { CYCLE ~ i = 1 ... N #
IF ~u_{1,i}(t) &gt; 0 ~ THEN ~ y(t) = u_{2,i}(t); ~ CYCLE TERMINATION #
END OF CYCLE} right rdline 
</math:annotation>
  </math:semantics>
</math:math>
</file>

<file path=Object 2/content.xml><?xml version="1.0" encoding="utf-8"?>
<math xmlns="http://www.w3.org/1998/Math/MathML">
  <semantics>
    <mrow>
      <mover accent="true">
        <mrow>
          <msub>
            <mi>u</mi>
            <mn>1</mn>
          </msub>
        </mrow>
        <mo stretchy="false">⃗</mo>
      </mover>
      <mrow>
        <mo stretchy="false">(</mo>
        <mrow>
          <mi>t</mi>
        </mrow>
        <mo stretchy="false">)</mo>
      </mrow>
    </mrow>
    <annotation encoding="StarMath 5.0">vec{u_1}(t)</annotation>
  </semantics>
</math>
</file>

<file path=Object 3/content.xml><?xml version="1.0" encoding="utf-8"?>
<math xmlns="http://www.w3.org/1998/Math/MathML">
  <semantics>
    <mrow>
      <mover accent="true">
        <mrow>
          <msub>
            <mi>u</mi>
            <mn>2</mn>
          </msub>
        </mrow>
        <mo stretchy="false">⃗</mo>
      </mover>
      <mrow>
        <mo stretchy="false">(</mo>
        <mrow>
          <mi>t</mi>
        </mrow>
        <mo stretchy="false">)</mo>
      </mrow>
    </mrow>
    <annotation encoding="StarMath 5.0">vec{u_2}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